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loext:graphic-properties draw:fill-color="#ffffff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3.507cm" svg:x="1.4cm" svg:y="4.236cm" presentation:class="title" presentation:user-transformed="true">
          <draw:text-box>
            <text:p>Land Register Workshop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Anthony Beck</text:span></text:p>
            <text:p><text:span text:style-name="T1">The Data Te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style:use-window-font-color="true"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style:use-window-font-color="true"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Open Sans Condensed1" fo:font-family="'Open Sans Condensed'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style:use-window-font-color="true"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style:use-window-font-color="true"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style:use-window-font-color="true"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style:use-window-font-color="true"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 Condensed1" fo:font-family="'Open Sans Condensed'" style:font-family-generic="swiss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title">
      <style:graphic-properties draw:auto-grow-height="false" fo:min-height="3.507cm"/>
    </style:style>
    <style:style style:name="Mpr2" style:family="presentation" style:parent-style-name="Discreet_25_20Dark-outline1">
      <style:graphic-properties fo:min-height="12.18cm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4" style:family="presentation" style:parent-style-name="Discreet_25_20Dark-backgroundobjects">
      <style:graphic-properties draw:fill="none" draw:textarea-vertical-align="middle"/>
    </style:style>
    <style:style style:name="Mpr5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6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iscreet_25_20Dark1-title">
      <style:graphic-properties draw:auto-grow-height="false" fo:min-height="3.507cm"/>
    </style:style>
    <style:style style:name="Mpr8" style:family="presentation" style:parent-style-name="Discreet_25_20Dark1-outline1">
      <style:graphic-properties fo:min-height="12.18cm"/>
    </style:style>
    <style:style style:name="Mpr9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iscreet_25_20Dark1-backgroundobjects">
      <style:graphic-properties draw:fill="none" draw:textarea-vertical-align="middle"/>
    </style:style>
    <style:style style:name="Mpr11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Mpr1" draw:layer="backgroundobjects" svg:width="25.199cm" svg:height="2.364cm" svg:x="1.401cm" svg:y="0.436cm" presentation:class="title">
        <draw:text-box>
          <text:p>Click to edit the title text format</text:p>
        </draw:text-box>
      </draw:frame>
      <draw:frame presentation:style-name="Mpr2" draw:layer="backgroundobjects" svg:width="25.199cm" svg:height="14.6cm" svg:x="1.4cm" svg:y="4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4" draw:text-style-name="MP7" draw:layer="backgroundobjects" svg:x1="1.4cm" svg:y1="3.4cm" svg:x2="26.599cm" svg:y2="3.4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Mpr7" draw:layer="backgroundobjects" svg:width="25.199cm" svg:height="3.507cm" svg:x="1.401cm" svg:y="0.2cm" presentation:class="title">
        <draw:text-box>
          <text:p>Click to edit the title text format</text:p>
        </draw:text-box>
      </draw:frame>
      <draw:frame presentation:style-name="Mpr8" draw:layer="backgroundobjects" svg:width="25.199cm" svg:height="13.693cm" svg:x="1.401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10" draw:text-style-name="MP7" draw:layer="backgroundobjects" svg:x1="4cm" svg:y1="4cm" svg:x2="24.2cm" svg:y2="4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01:51:35.875426290</meta:creation-date>
    <meta:editing-duration>PT10M59S</meta:editing-duration>
    <meta:editing-cycles>8</meta:editing-cycles>
    <meta:generator>LibreOffice/5.1.6.2$Linux_X86_64 LibreOffice_project/10m0$Build-2</meta:generator>
    <meta:initial-creator>Thorsten Behrens</meta:initial-creator>
    <dc:date>2017-11-14T19:14:50.075223285</dc:date>
    <meta:document-statistic meta:object-count="38"/>
  </office:meta>
</office:document-meta>
</file>